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78cm" fo:min-width="6.29cm"/>
    </style:style>
    <style:style style:name="gr2" style:family="graphic" style:parent-style-name="standard">
      <style:graphic-properties draw:textarea-horizontal-align="justify" draw:textarea-vertical-align="middle" draw:auto-grow-height="false" fo:min-height="1.85cm" fo:min-width="6.4cm"/>
    </style:style>
    <style:style style:name="gr3" style:family="graphic" style:parent-style-name="standard">
      <style:graphic-properties draw:textarea-horizontal-align="justify" draw:textarea-vertical-align="middle" draw:auto-grow-height="false" fo:min-height="1.388cm" fo:min-width="4.286cm"/>
    </style:style>
    <style:style style:name="gr4" style:family="graphic" style:parent-style-name="standard">
      <style:graphic-properties draw:textarea-horizontal-align="justify" draw:textarea-vertical-align="middle" draw:auto-grow-height="false" fo:min-height="1.3cm" fo:min-width="3.35cm"/>
    </style:style>
    <style:style style:name="gr5" style:family="graphic" style:parent-style-name="standard">
      <style:graphic-properties draw:textarea-horizontal-align="justify" draw:textarea-vertical-align="middle" draw:auto-grow-height="false" fo:min-height="2.25cm" fo:min-width="5.5cm"/>
    </style:style>
    <style:style style:name="gr6" style:family="graphic" style:parent-style-name="standard">
      <style:graphic-properties draw:textarea-horizontal-align="justify" draw:textarea-vertical-align="middle" draw:auto-grow-height="false" fo:min-height="1.448cm" fo:min-width="3.178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9.6cm" svg:height="2.3cm" svg:x="4.7cm" svg:y="4.2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6.9cm" svg:height="2.1cm" svg:x="7.1cm" svg:y="8.9cm">
          <text:p text:style-name="P1">N=12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6cm" svg:height="2.6cm" svg:x="7.9cm" svg:y="13.6cm">
          <text:p text:style-name="P1">Pisz N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xml:id="id1" draw:id="id1" draw:layer="layout" svg:width="7.7cm" svg:height="3.1cm" svg:x="6.7cm" svg:y="18.9cm">
          <text:p text:style-name="P1">N&lt;10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3" draw:id="id3" draw:layer="layout" svg:width="6cm" svg:height="2.5cm" svg:x="2.9cm" svg:y="24.1cm">
          <text:p text:style-name="P1">N=n+6</text:p>
          <draw:enhanced-geometry svg:viewBox="0 0 21600 21600" draw:type="rectangle" draw:enhanced-path="M 0 0 L 21600 0 21600 21600 0 21600 0 0 Z N"/>
        </draw:custom-shape>
        <draw:custom-shape draw:style-name="gr6" draw:text-style-name="P1" xml:id="id2" draw:id="id2" draw:layer="layout" svg:width="5.2cm" svg:height="2.4cm" svg:x="13.7cm" svg:y="26.3cm">
          <text:p text:style-name="P1">koni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14.4cm" svg:y1="20.45cm" svg:x2="16.3cm" svg:y2="26.3cm" draw:start-shape="id1" draw:start-glue-point="7" draw:end-shape="id2" svg:d="M14400 20450h1900v5850" svg:viewBox="0 0 1901 5851">
          <text:p text:style-name="P1">nie</text:p>
        </draw:connector>
        <draw:connector draw:style-name="gr7" draw:text-style-name="P1" draw:layer="layout" svg:x1="6.7cm" svg:y1="20.45cm" svg:x2="5.9cm" svg:y2="24.1cm" draw:start-shape="id1" draw:start-glue-point="5" draw:end-shape="id3" draw:end-glue-point="0" svg:d="M6700 20450h-800v3650" svg:viewBox="0 0 801 3651">
          <text:p text:style-name="P1">tak</text:p>
        </draw:connector>
        <draw:line draw:style-name="gr8" draw:text-style-name="P2" xml:id="id4" draw:id="id4" draw:layer="layout" svg:x1="10.9cm" svg:y1="16.2cm" svg:x2="10.6cm" svg:y2="19cm">
          <text:p/>
        </draw:line>
        <draw:connector draw:style-name="gr9" draw:text-style-name="P2" draw:layer="layout" svg:x1="2.9cm" svg:y1="25.35cm" svg:x2="10.6cm" svg:y2="17.6cm" draw:start-shape="id3" draw:start-glue-point="3" draw:end-shape="id4" draw:end-glue-point="3" svg:d="M2900 25350h-501v-7750h8201" svg:viewBox="0 0 8202 7751">
          <text:p/>
        </draw:connector>
        <draw:line draw:style-name="gr8" draw:text-style-name="P2" draw:layer="layout" svg:x1="11.6cm" svg:y1="11cm" svg:x2="11.6cm" svg:y2="13.8cm">
          <text:p/>
        </draw:line>
        <draw:line draw:style-name="gr8" draw:text-style-name="P2" draw:layer="layout" svg:x1="9.5cm" svg:y1="6.5cm" svg:x2="11.6cm" svg:y2="9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9T23:15:19.774000000</meta:creation-date>
    <dc:date>2017-10-09T23:19:45.850000000</dc:date>
    <meta:editing-duration>PT4M26S</meta:editing-duration>
    <meta:editing-cycles>1</meta:editing-cycles>
    <meta:document-statistic meta:object-count="12"/>
    <meta:generator>LibreOffice/5.4.2.2$Windows_X86_64 LibreOffice_project/22b09f6418e8c2d508a9eaf86b2399209b0990f4</meta:generator>
  </office:meta>
</office:document-meta>
</file>